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66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ff3300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24" table:default-cell-style-name="Default"/>
        <table:table-row table:style-name="ro1">
          <table:table-cell office:value-type="float" office:value="5">
            <text:p>5</text:p>
          </table:table-cell>
          <table:table-cell table:number-columns-repeated="23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number-columns-repeated="19"/>
        </table:table-row>
        <table:table-row table:style-name="ro1">
          <table:table-cell table:number-columns-repeated="5" table:style-name="ce4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5" table:style-name="ce4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5" table:style-name="ce4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19"/>
        </table:table-row>
        <table:table-row table:style-name="ro1">
          <table:table-cell table:number-columns-repeated="5" table:style-name="ce4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5" table:style-name="ce4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5" table:style-name="ce4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11/12/2018</text:date>, <text:time>18:5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1T18:52:36.20</dc:date>
    <meta:editing-duration>PT3H2M30S</meta:editing-duration>
    <meta:editing-cycles>13</meta:editing-cycles>
    <meta:generator>OpenOffice/4.1.5$Win32 OpenOffice.org_project/415m1$Build-9789</meta:generator>
    <meta:document-statistic meta:table-count="1" meta:cell-count="1996" meta:object-count="0"/>
  </office:meta>
</office:document-meta>
</file>